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Cumulative</text:p>
          </table:table-cell>
          <table:table-cell office:value-type="string" calcext:value-type="string">
            <text:p>Homologou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opology</text:p>
          </table:table-cell>
          <table:table-cell office:value-type="string" calcext:value-type="string">
            <text:p>Paper</text:p>
          </table:table-cell>
        </table:table-row>
        <table:table-row table:style-name="ro1">
          <table:table-cell office:value-type="string" calcext:value-type="string">
            <text:p>4ee060f6-1473-4f05-8da6-a74e771968fe</text:p>
          </table:table-cell>
          <table:table-cell office:value-type="float" office:value="3.6877776855" calcext:value-type="float">
            <text:p>3.6877776855</text:p>
          </table:table-cell>
          <table:table-cell office:value-type="string" calcext:value-type="string">
            <text:p>Palmitoyl transferase [Phytophthora palmivora var. palmivora]</text:p>
          </table:table-cell>
          <table:table-cell office:value-type="string" calcext:value-type="string">
            <text:p>The formation of sporangia</text:p>
          </table:table-cell>
          <table:table-cell office:value-type="string" calcext:value-type="string">
            <text:p>Transmembrane </text:p>
          </table:table-cell>
          <table:table-cell office:value-type="string" calcext:value-type="string">
            <text:p>RNA-seq of life stages of the oomycete Phytophthora infestans reveals dynamic changes in metabolic, signal transduction, and pathogenesis genes and a major role for calcium signaling in development</text:p>
          </table:table-cell>
        </table:table-row>
        <table:table-row table:style-name="ro1">
          <table:table-cell office:value-type="string" calcext:value-type="string">
            <text:p>86b65b21-5397-43fb-bf14-dc32f83e5f0f</text:p>
          </table:table-cell>
          <table:table-cell office:value-type="float" office:value="3.4239561041" calcext:value-type="float">
            <text:p>3.4239561041</text:p>
          </table:table-cell>
          <table:table-cell office:value-type="string" calcext:value-type="string">
            <text:p>RxLR effector family protein [Phytophthora palmivora var. palmivora]</text:p>
          </table:table-cell>
          <table:table-cell office:value-type="string" calcext:value-type="string">
            <text:p>Avirulence Homolog – cell death</text:p>
          </table:table-cell>
          <table:table-cell office:value-type="string" calcext:value-type="string">
            <text:p>Effector</text:p>
          </table:table-cell>
          <table:table-cell office:value-type="string" calcext:value-type="string">
            <text:p>Transcriptional Programming and Functional Interactions within the Phytophthora sojae RXLR Effector Repertoire</text:p>
          </table:table-cell>
        </table:table-row>
        <table:table-row table:style-name="ro1">
          <table:table-cell office:value-type="string" calcext:value-type="string">
            <text:p>3251f467-3eee-4479-872e-9b7281374aae</text:p>
          </table:table-cell>
          <table:table-cell office:value-type="float" office:value="3.0984065688" calcext:value-type="float">
            <text:p>3.0984065688</text:p>
          </table:table-cell>
          <table:table-cell office:value-type="string" calcext:value-type="string">
            <text:p>Hypothetic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e3b5b1a8-ad6f-4835-9d33-1e19534713f1</text:p>
          </table:table-cell>
          <table:table-cell office:value-type="float" office:value="2.9676996186" calcext:value-type="float">
            <text:p>2.9676996186</text:p>
          </table:table-cell>
          <table:table-cell office:value-type="string" calcext:value-type="string">
            <text:p>Hypothetic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0934a3f0-8245-4e79-817b-4f13a41e81c0</text:p>
          </table:table-cell>
          <table:table-cell office:value-type="float" office:value="2.8242178507" calcext:value-type="float">
            <text:p>2.8242178507</text:p>
          </table:table-cell>
          <table:table-cell office:value-type="string" calcext:value-type="string">
            <text:p>DNA repair helicase UVH6 [Phytophthora nicotianae]</text:p>
          </table:table-cell>
          <table:table-cell office:value-type="string" calcext:value-type="string">
            <text:p>Helicase</text:p>
          </table:table-cell>
          <table:table-cell office:value-type="string" calcext:value-type="string">
            <text:p>Nucleus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08dac6e6-e05c-4266-9e51-76d70e35fa53</text:p>
          </table:table-cell>
          <table:table-cell office:value-type="float" office:value="2.7014166246" calcext:value-type="float">
            <text:p>2.7014166246</text:p>
          </table:table-cell>
          <table:table-cell office:value-type="string" calcext:value-type="string">
            <text:p>Reverse transcriptase</text:p>
          </table:table-cell>
          <table:table-cell office:value-type="string" calcext:value-type="string">
            <text:p>Retrotransposon</text:p>
          </table:table-cell>
          <table:table-cell office:value-type="string" calcext:value-type="string">
            <text:p>DNA component 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4dcd333d-0e85-4d52-aacc-26ab9929d582</text:p>
          </table:table-cell>
          <table:table-cell office:value-type="float" office:value="2.5870447957" calcext:value-type="float">
            <text:p>2.5870447957</text:p>
          </table:table-cell>
          <table:table-cell office:value-type="string" calcext:value-type="string">
            <text:p>Hypothetical</text:p>
          </table:table-cell>
          <table:table-cell office:value-type="string" calcext:value-type="string">
            <text:p>NaN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014888ac-8946-4301-b127-56d5d196399f</text:p>
          </table:table-cell>
          <table:table-cell office:value-type="float" office:value="2.5430718142" calcext:value-type="float">
            <text:p>2.5430718142</text:p>
          </table:table-cell>
          <table:table-cell office:value-type="string" calcext:value-type="string">
            <text:p>Always Early 3 </text:p>
          </table:table-cell>
          <table:table-cell office:value-type="string" calcext:value-type="string">
            <text:p>Interacts with HSP70 co-chaperone</text:p>
          </table:table-cell>
          <table:table-cell office:value-type="string" calcext:value-type="string">
            <text:p>Nucleus</text:p>
          </table:table-cell>
          <table:table-cell table:style-name="ce1"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d8aeec11-da58-4669-af28-9d0f26dfd30c</text:p>
          </table:table-cell>
          <table:table-cell office:value-type="float" office:value="2.2760770473" calcext:value-type="float">
            <text:p>2.2760770473</text:p>
          </table:table-cell>
          <table:table-cell office:value-type="string" calcext:value-type="string">
            <text:p>galactokinase [Phytophthora parasitica]</text:p>
          </table:table-cell>
          <table:table-cell office:value-type="string" calcext:value-type="string">
            <text:p>Phosphorylation of α-D-galactose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  <table:table-row table:style-name="ro2">
          <table:table-cell office:value-type="string" calcext:value-type="string">
            <text:p>11697b58-7b88-4860-a77a-834ee5b6395e</text:p>
          </table:table-cell>
          <table:table-cell office:value-type="float" office:value="2.135519631" calcext:value-type="float">
            <text:p>2.135519631</text:p>
          </table:table-cell>
          <table:table-cell table:style-name="ce1" office:value-type="string" calcext:value-type="string">
            <text:p><text:a xlink:href="https://blast.ncbi.nlm.nih.gov/Blast.cgi#alnHdr_970657843" xlink:type="simple">Histone-lysine N-methyltransferase EZH2 [Phytophthora nicotianae]</text:a></text:p>
          </table:table-cell>
          <table:table-cell office:value-type="string" calcext:value-type="string">
            <text:p>Histone modification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adfe4aa1-af1c-4263-9737-b34eceb4de19</text:p>
          </table:table-cell>
          <table:table-cell office:value-type="float" office:value="2.1347590015" calcext:value-type="float">
            <text:p>2.1347590015</text:p>
          </table:table-cell>
          <table:table-cell office:value-type="string" calcext:value-type="string">
            <text:p>Dual specificity protein phosphatase 1 [Phytophthora nicotianae]</text:p>
          </table:table-cell>
          <table:table-cell office:value-type="string" calcext:value-type="string">
            <text:p>Cell cycle regulator and possible flagella production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ew Role for Cdc14 Phosphatase: Localization to Basal Bodies in the Oomycete Phytophthora and Its Evolutionary Coinheritance with Eukaryotic Flagella</text:p>
          </table:table-cell>
        </table:table-row>
        <table:table-row table:style-name="ro1">
          <table:table-cell office:value-type="string" calcext:value-type="string">
            <text:p>d17ecc90-74e0-47e0-8926-c7da534309b7</text:p>
          </table:table-cell>
          <table:table-cell office:value-type="float" office:value="2.1228071398" calcext:value-type="float">
            <text:p>2.1228071398</text:p>
          </table:table-cell>
          <table:table-cell office:value-type="string" calcext:value-type="string">
            <text:p>DNA polymerase kappa [Phytophthora nicotianae]</text:p>
          </table:table-cell>
          <table:table-cell office:value-type="string" calcext:value-type="string">
            <text:p>DNA repair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  <table:table-row table:style-name="ro1">
          <table:table-cell office:value-type="string" calcext:value-type="string">
            <text:p>c3eca622-fb17-41a1-8237-e9eca308b582</text:p>
          </table:table-cell>
          <table:table-cell office:value-type="float" office:value="2.0944427969" calcext:value-type="float">
            <text:p>2.0944427969</text:p>
          </table:table-cell>
          <table:table-cell office:value-type="string" calcext:value-type="string">
            <text:p>Septum-promoting GTP-binding protein</text:p>
          </table:table-cell>
          <table:table-cell office:value-type="string" calcext:value-type="string">
            <text:p>Septum formation 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Filamentous actin accumulates during plant cell penetration and cell wall plug formation in Phytophthora infestans</text:p>
          </table:table-cell>
        </table:table-row>
        <table:table-row table:style-name="ro1">
          <table:table-cell office:value-type="string" calcext:value-type="string">
            <text:p>90cbed76-445b-4d17-a6a0-ede71ce855ae</text:p>
          </table:table-cell>
          <table:table-cell office:value-type="float" office:value="2.0904237656" calcext:value-type="float">
            <text:p>2.0904237656</text:p>
          </table:table-cell>
          <table:table-cell office:value-type="string" calcext:value-type="string">
            <text:p>Formyl-coenzyme A transferase [Phytophthora megakarya]</text:p>
          </table:table-cell>
          <table:table-cell office:value-type="string" calcext:value-type="string">
            <text:p>Formyl-CoA catalyzer</text:p>
          </table:table-cell>
          <table:table-cell office:value-type="string" calcext:value-type="string">
            <text:p>Non-transmembrane</text:p>
          </table:table-cell>
          <table:table-cell office:value-type="string" calcext:value-type="string">
            <text:p>Na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09:01:50.974395967</meta:creation-date>
    <dc:date>2018-11-23T09:02:10.499973567</dc:date>
    <meta:editing-duration>PT19S</meta:editing-duration>
    <meta:editing-cycles>1</meta:editing-cycles>
    <meta:document-statistic meta:table-count="1" meta:cell-count="90" meta:object-count="0"/>
    <meta:generator>LibreOffice/5.1.6.2$Linux_X86_64 LibreOffice_project/10m0$Build-2</meta:generator>
  </office:meta>
</office:document-meta>
</file>